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4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15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15.00%" fo:text-align="lef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15.00%" fo:text-align="lef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15.00%" fo:text-align="lef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15.00%" fo:text-align="left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15.00%" fo:text-align="left"/>
    </style:style>
  </office:automatic-styles>
  <office:body>
    <office:text>
      <text:p text:style-name="P1"><text:span text:style-name="T1">LES ACTEURS</text:span><text:span text:style-name="T2"/></text:p>
      <text:p text:style-name="P1"><text:span text:style-name="T2">SAINT-HÊME</text:span></text:p>
      <text:p text:style-name="P1"><text:span text:style-name="T2">ROLAND</text:span></text:p>
      <text:p text:style-name="P1"><text:span text:style-name="T2">FERVIL</text:span></text:p>
      <text:p text:style-name="P1"><text:span text:style-name="T2">SAINT-LÉON</text:span></text:p>
      <text:p text:style-name="P1"><text:span text:style-name="T2">RUSTAN</text:span></text:p>
      <text:p text:style-name="P1"><text:span text:style-name="T2">ISAAC SALOMON</text:span></text:p>
      <text:p text:style-name="P1"><text:span text:style-name="T2">MME ROLAND</text:span></text:p>
      <text:p text:style-name="P1"><text:span text:style-name="T2">ROSE</text:span></text:p>
      <text:p text:style-name="P1"><text:span text:style-name="T2">FINETTE</text:span></text:p>
      <text:p text:style-name="P1"><text:span text:style-name="T2">LAFLEUR</text:span></text:p>
      <text:p text:style-name="P2"><text:span text:style-name="T3"/></text:p>
      <text:p text:style-name="P3"><text:span text:style-name="T4">ACTE 1</text:span></text:p>
      <text:p text:style-name="P3"><text:span text:style-name="T4"/></text:p>
      <text:p text:style-name="P3"><text:span text:style-name="T4">SCENE 1</text:span></text:p>
      <text:p text:style-name="P4"><text:span text:style-name="T5">RUSTAN</text:span></text:p>
      <text:p text:style-name="P5"><text:span text:style-name="T5">SAINT-LÉON</text:span></text:p>
      <text:p text:style-name="P5"><text:span text:style-name="T5"/></text:p>
      <text:p text:style-name="P5"><text:span text:style-name="T6">SCENE 2</text:span><text:span text:style-name="T7"/></text:p>
      <text:p text:style-name="P5"><text:span text:style-name="T7">RUSTAN</text:span></text:p>
      <text:p text:style-name="P5"><text:span text:style-name="T8"/></text:p>
      <text:p text:style-name="P6"><text:span text:style-name="T9">SCENE 3</text:span><text:span text:style-name="T10"/></text:p>
      <text:p text:style-name="P6"><text:span text:style-name="T10">RUSTAN</text:span></text:p>
      <text:p text:style-name="P7"><text:span text:style-name="T10">FINETTE</text:span></text:p>
      <text:p text:style-name="P7"><text:span text:style-name="T10"/></text:p>
      <text:p text:style-name="P8"><text:span text:style-name="T11">SCENE 4</text:span><text:span text:style-name="T12"/></text:p>
      <text:p text:style-name="P8"><text:span text:style-name="T12">FINETTE</text:span></text:p>
      <text:p text:style-name="P8"><text:span text:style-name="T12"/></text:p>
      <text:p text:style-name="P8"><text:span text:style-name="T13">SCENE 5</text:span><text:span text:style-name="T14"/></text:p>
      <text:p text:style-name="P8"><text:span text:style-name="T14">FINETTE</text:span></text:p>
      <text:p text:style-name="P8"><text:span text:style-name="T14">ROSE</text:span></text:p>
      <text:p text:style-name="P9"><text:span text:style-name="T14"/></text:p>
      <text:p text:style-name="P10"><text:span text:style-name="T15">SCENE 6</text:span><text:span text:style-name="T16"/></text:p>
      <text:p text:style-name="P10"><text:span text:style-name="T16">FINETTE</text:span></text:p>
      <text:p text:style-name="P10"><text:span text:style-name="T16">MME ROLAND</text:span></text:p>
      <text:p text:style-name="P10"><text:span text:style-name="T16"/></text:p>
      <text:p text:style-name="P10"><text:span text:style-name="T17">SCENE 7</text:span><text:span text:style-name="T18"/></text:p>
      <text:p text:style-name="P10"><text:span text:style-name="T18">MME ROLAND</text:span></text:p>
      <text:p text:style-name="P10"><text:span text:style-name="T18">SAINT-LÉON</text:span></text:p>
      <text:p text:style-name="P10"><text:span text:style-name="T18"/></text:p>
      <text:p text:style-name="P10"><text:span text:style-name="T19">/SCENE/</text:span><text:span text:style-name="T20"/></text:p>
      <text:p text:style-name="P10"><text:span text:style-name="T20">SAINT-LÉON</text:span></text:p>
      <text:p text:style-name="P10"><text:span text:style-name="T20"/></text:p>
      <text:p text:style-name="P10"><text:span text:style-name="T21">SCENE 8</text:span><text:span text:style-name="T22"/></text:p>
      <text:p text:style-name="P10"><text:span text:style-name="T22">SAINT-LÉON</text:span></text:p>
      <text:p text:style-name="P11"><text:span text:style-name="T22">RUSTAN</text:span></text:p>
      <text:p text:style-name="P11"><text:span text:style-name="T23"/></text:p>
      <text:p text:style-name="P12"><text:span text:style-name="T23">SCENE 9</text:span><text:span text:style-name="T24"/></text:p>
      <text:p text:style-name="P12"><text:span text:style-name="T24">SAINT-LÉON</text:span></text:p>
      <text:p text:style-name="P12"><text:span text:style-name="T24">RUSTAN</text:span></text:p>
      <text:p text:style-name="P12"><text:span text:style-name="T24">FINETTE</text:span></text:p>
      <text:p text:style-name="P12"><text:span text:style-name="T24"/></text:p>
      <text:p text:style-name="P12"><text:span text:style-name="T25">SCENE 10</text:span><text:span text:style-name="T26"/></text:p>
      <text:p text:style-name="P12"><text:span text:style-name="T26">RUSTAN</text:span></text:p>
      <text:p text:style-name="P12"><text:span text:style-name="T26">FINETTE</text:span></text:p>
      <text:p text:style-name="P12"><text:span text:style-name="T26"/></text:p>
      <text:p text:style-name="P12"><text:span text:style-name="T27">ACTE 2</text:span><text:span text:style-name="T28"/></text:p>
      <text:p text:style-name="P12"><text:span text:style-name="T28"/></text:p>
      <text:p text:style-name="P12"><text:span text:style-name="T29">SCENE 1</text:span><text:span text:style-name="T30"/></text:p>
      <text:p text:style-name="P12"><text:span text:style-name="T30">ROLAND</text:span></text:p>
      <text:p text:style-name="P12"><text:span text:style-name="T30">FEVRIL</text:span></text:p>
      <text:p text:style-name="P12"><text:span text:style-name="T30"/></text:p>
      <text:p text:style-name="P13"><text:span text:style-name="T31">/SCENE/</text:span><text:span text:style-name="T32"/></text:p>
      <text:p text:style-name="P14"><text:span text:style-name="T32">FEVRIL</text:span></text:p>
      <text:p text:style-name="P14"><text:span text:style-name="T32"/></text:p>
      <text:p text:style-name="P14"><text:span text:style-name="T33">SCENE 2</text:span><text:span text:style-name="T34"/></text:p>
      <text:p text:style-name="P14"><text:span text:style-name="T34">FEVRIL</text:span></text:p>
      <text:p text:style-name="P14"><text:span text:style-name="T34">MME ROLAND</text:span></text:p>
      <text:p text:style-name="P14"><text:span text:style-name="T34"/></text:p>
      <text:p text:style-name="P14"><text:span text:style-name="T35">/SCENE/</text:span><text:span text:style-name="T36"/></text:p>
      <text:p text:style-name="P14"><text:span text:style-name="T36">FEVRIL</text:span></text:p>
      <text:p text:style-name="P14"><text:span text:style-name="T36"/></text:p>
      <text:p text:style-name="P14"><text:span text:style-name="T37">SCENE 3</text:span><text:span text:style-name="T38"/></text:p>
      <text:p text:style-name="P14"><text:span text:style-name="T38">FEVRIL</text:span></text:p>
      <text:p text:style-name="P14"><text:span text:style-name="T38">LAFLEUR</text:span></text:p>
      <text:p text:style-name="P14"><text:span text:style-name="T38"/></text:p>
      <text:p text:style-name="P14"><text:span text:style-name="T39">/SCENE/</text:span><text:span text:style-name="T40"/></text:p>
      <text:p text:style-name="P14"><text:span text:style-name="T40">FEVRIL</text:span></text:p>
      <text:p text:style-name="P14"><text:span text:style-name="T40"/></text:p>
      <text:p text:style-name="P14"><text:span text:style-name="T41">SCENE 4</text:span><text:span text:style-name="T42"/></text:p>
      <text:p text:style-name="P14"><text:span text:style-name="T42">FEVRIL</text:span></text:p>
      <text:p text:style-name="P14"><text:span text:style-name="T42">SALOMON</text:span></text:p>
      <text:p text:style-name="P14"><text:span text:style-name="T42">LAFLEUR</text:span></text:p>
      <text:p text:style-name="P14"><text:span text:style-name="T43"/></text:p>
      <text:p text:style-name="P14"><text:span text:style-name="T43">/SCENE/<text:s/></text:span><text:span text:style-name="T44"/></text:p>
      <text:p text:style-name="P14"><text:span text:style-name="T44">FEVRIL</text:span></text:p>
      <text:p text:style-name="P14"><text:span text:style-name="T44">SALOMON</text:span></text:p>
      <text:p text:style-name="P14"><text:span text:style-name="T44"/></text:p>
      <text:p text:style-name="P14"><text:span text:style-name="T45">/SCENE/</text:span><text:span text:style-name="T46"/></text:p>
      <text:p text:style-name="P14"><text:span text:style-name="T46">FEVRIL</text:span></text:p>
      <text:p text:style-name="P14"><text:span text:style-name="T46"/></text:p>
      <text:p text:style-name="P14"><text:span text:style-name="T47">ACTE 3</text:span><text:span text:style-name="T48"/></text:p>
      <text:p text:style-name="P14"><text:span text:style-name="T48"/></text:p>
      <text:p text:style-name="P14"><text:span text:style-name="T49">SCENE 1</text:span><text:span text:style-name="T50"/></text:p>
      <text:p text:style-name="P14"><text:span text:style-name="T50">ROLAND</text:span></text:p>
      <text:p text:style-name="P14"><text:span text:style-name="T50">SAINT-LÉON</text:span></text:p>
      <text:p text:style-name="P14"><text:span text:style-name="T50"/></text:p>
      <text:p text:style-name="P14"><text:span text:style-name="T51">SCENE 2</text:span><text:span text:style-name="T52"/></text:p>
      <text:p text:style-name="P14"><text:span text:style-name="T52">ROLAND</text:span></text:p>
      <text:p text:style-name="P14"><text:span text:style-name="T52">SAINT-LÉON</text:span></text:p>
      <text:p text:style-name="P14"><text:span text:style-name="T52">ROSE</text:span></text:p>
      <text:p text:style-name="P14"><text:span text:style-name="T52"/></text:p>
      <text:p text:style-name="P14"><text:span text:style-name="T53">/SCENE/</text:span></text:p>
      <text:p text:style-name="P14"><text:span text:style-name="T54">ROLAND</text:span></text:p>
      <text:p text:style-name="P14"><text:span text:style-name="T54">SAINT-LÉON</text:span></text:p>
      <text:p text:style-name="P14"><text:span text:style-name="T54"/></text:p>
      <text:p text:style-name="P14"><text:span text:style-name="T55">SCENE 3</text:span><text:span text:style-name="T56"/></text:p>
      <text:p text:style-name="P14"><text:span text:style-name="T56">ROLAND</text:span></text:p>
      <text:p text:style-name="P14"><text:span text:style-name="T56">SAINT-LÉON</text:span></text:p>
      <text:p text:style-name="P14"><text:span text:style-name="T56">ROSE</text:span></text:p>
      <text:p text:style-name="P14"><text:span text:style-name="T56">FINETTE</text:span></text:p>
      <text:p text:style-name="P14"><text:span text:style-name="T56"><text:s/></text:span></text:p>
      <text:p text:style-name="P14"><text:span text:style-name="T57">/SCENE/</text:span><text:span text:style-name="T58"/></text:p>
      <text:p text:style-name="P14"><text:span text:style-name="T58">ROLAND</text:span></text:p>
      <text:p text:style-name="P14"><text:span text:style-name="T58">SAINT-LÉON</text:span></text:p>
      <text:p text:style-name="P14"><text:span text:style-name="T58">ROSE</text:span></text:p>
      <text:p text:style-name="P14"><text:span text:style-name="T58"/></text:p>
      <text:p text:style-name="P14"><text:span text:style-name="T59">SCENE 4</text:span><text:span text:style-name="T60"/></text:p>
      <text:p text:style-name="P14"><text:span text:style-name="T60">ROLAND -<text:s/></text:span><text:span text:style-name="T61">МОЛЧИТ</text:span><text:span text:style-name="T62"/></text:p>
      <text:p text:style-name="P14"><text:span text:style-name="T62">SAINT - LÉON</text:span><text:span text:style-name="T63"><text:s/>-<text:s/></text:span><text:span text:style-name="T64">МОЛЧИТ</text:span><text:span text:style-name="T65"/></text:p>
      <text:p text:style-name="P14"><text:span text:style-name="T65">ROSE</text:span></text:p>
      <text:p text:style-name="P14"><text:span text:style-name="T65">FEVRIL</text:span></text:p>
      <text:p text:style-name="P14"><text:span text:style-name="T65"/></text:p>
      <text:p text:style-name="P14"><text:span text:style-name="T66">SCENE 5</text:span><text:span text:style-name="T67"/></text:p>
      <text:p text:style-name="P14"><text:span text:style-name="T67">FEVRIL</text:span></text:p>
      <text:p text:style-name="P14"><text:span text:style-name="T67">ROLAND</text:span></text:p>
      <text:p text:style-name="P14"><text:span text:style-name="T67"/></text:p>
      <text:p text:style-name="P14"><text:span text:style-name="T68">SCENE 6</text:span><text:span text:style-name="T69"/></text:p>
      <text:p text:style-name="P14"><text:span text:style-name="T69">FEVRIL</text:span></text:p>
      <text:p text:style-name="P14"><text:span text:style-name="T69">ROLAND</text:span></text:p>
      <text:p text:style-name="P14"><text:span text:style-name="T69">RUSTAN</text:span></text:p>
      <text:p text:style-name="P14"><text:span text:style-name="T69"/></text:p>
      <text:p text:style-name="P14"><text:span text:style-name="T70">SCENE 7</text:span><text:span text:style-name="T71"/></text:p>
      <text:p text:style-name="P14"><text:span text:style-name="T71">FEVRIL</text:span></text:p>
      <text:p text:style-name="P14"><text:span text:style-name="T71">RUSTAN</text:span></text:p>
      <text:p text:style-name="P14"><text:span text:style-name="T71"/></text:p>
      <text:p text:style-name="P14"><text:span text:style-name="T72">SCENE 8</text:span><text:span text:style-name="T73"/></text:p>
      <text:p text:style-name="P14"><text:span text:style-name="T73">FEVRIL</text:span></text:p>
      <text:p text:style-name="P14"><text:span text:style-name="T73"/></text:p>
      <text:p text:style-name="P14"><text:span text:style-name="T74">SCENE 9</text:span><text:span text:style-name="T75"/></text:p>
      <text:p text:style-name="P14"><text:span text:style-name="T75">FEVRIL</text:span></text:p>
      <text:p text:style-name="P14"><text:span text:style-name="T75">LAFLEUR</text:span></text:p>
      <text:p text:style-name="P14"><text:span text:style-name="T75">SAINT-HÊME</text:span></text:p>
      <text:p text:style-name="P14"><text:span text:style-name="T75"/></text:p>
      <text:p text:style-name="P14"><text:span text:style-name="T76">/SCENE/</text:span><text:span text:style-name="T77"/></text:p>
      <text:p text:style-name="P14"><text:span text:style-name="T77">FEVRIL</text:span></text:p>
      <text:p text:style-name="P14"><text:span text:style-name="T77">SAINT-HÊME</text:span></text:p>
      <text:p text:style-name="P14"><text:span text:style-name="T77"/></text:p>
      <text:p text:style-name="P14"><text:span text:style-name="T78">/SCENE/</text:span><text:span text:style-name="T79"/></text:p>
      <text:p text:style-name="P14"><text:span text:style-name="T79">SAINT-HÊME</text:span></text:p>
      <text:p text:style-name="P14"><text:span text:style-name="T79"/></text:p>
      <text:p text:style-name="P14"><text:span text:style-name="T80">SCENE 10</text:span><text:span text:style-name="T81"/></text:p>
      <text:p text:style-name="P14"><text:span text:style-name="T81">SAINT - HÊME</text:span></text:p>
      <text:p text:style-name="P14"><text:span text:style-name="T81">SAINT-LÈON</text:span></text:p>
      <text:p text:style-name="P14"><text:span text:style-name="T81"/></text:p>
      <text:p text:style-name="P14"><text:span text:style-name="T82">SCENE 11</text:span><text:span text:style-name="T83"/></text:p>
      <text:p text:style-name="P14"><text:span text:style-name="T83">SAINT-HÊME</text:span></text:p>
      <text:p text:style-name="P14"><text:span text:style-name="T83">SAINT-LÈON -</text:span><text:span text:style-name="T84">МОЛЧИТ</text:span><text:span text:style-name="T85"/></text:p>
      <text:p text:style-name="P14"><text:span text:style-name="T85">ROLAND</text:span></text:p>
      <text:p text:style-name="P14"><text:span text:style-name="T85"/></text:p>
      <text:p text:style-name="P14"><text:span text:style-name="T86">SCENE 12</text:span><text:span text:style-name="T87"/></text:p>
      <text:p text:style-name="P14"><text:span text:style-name="T87">SAINT-HÊME</text:span></text:p>
      <text:p text:style-name="P14"><text:span text:style-name="T87">SAINT-LÈON -</text:span><text:span text:style-name="T88">МОЛЧИТ</text:span><text:span text:style-name="T89"/></text:p>
      <text:p text:style-name="P14"><text:span text:style-name="T89">ROLAND</text:span></text:p>
      <text:p text:style-name="P14"><text:span text:style-name="T89">FEVRIL</text:span></text:p>
      <text:p text:style-name="P14"><text:span text:style-name="T89">RUSTAN -</text:span><text:span text:style-name="T90">МОЛЧИТ</text:span><text:span text:style-name="T91"/></text:p>
      <text:p text:style-name="P14"><text:span text:style-name="T91">MME ROLAND</text:span></text:p>
      <text:p text:style-name="P14"><text:span text:style-name="T91"/></text:p>
      <text:p text:style-name="P14"><text:span text:style-name="T92">SCENE 13</text:span><text:span text:style-name="T93"/></text:p>
      <text:p text:style-name="P14"><text:span text:style-name="T93">SAINT-HÊME</text:span></text:p>
      <text:p text:style-name="P14"><text:span text:style-name="T93">SAINT-LÈON -<text:s/></text:span><text:span text:style-name="T94">МОЛЧИТ</text:span><text:span text:style-name="T95"/></text:p>
      <text:p text:style-name="P14"><text:span text:style-name="T95">ROLAND</text:span></text:p>
      <text:p text:style-name="P14"><text:span text:style-name="T95">FEVRIL -<text:s/></text:span><text:span text:style-name="T96">МОЛЧИТ</text:span><text:span text:style-name="T97"/></text:p>
      <text:p text:style-name="P14"><text:span text:style-name="T97">RUSTAN -<text:s/></text:span><text:span text:style-name="T98">МОЛЧИТ</text:span><text:span text:style-name="T99"/></text:p>
      <text:p text:style-name="P14"><text:span text:style-name="T99">MME ROLAND</text:span></text:p>
      <text:p text:style-name="P14"><text:span text:style-name="T99">ROSE</text:span></text:p>
      <text:p text:style-name="P14"><text:span text:style-name="T99"/></text:p>
      <text:p text:style-name="P14"><text:span text:style-name="T100">/SCENE/</text:span><text:span text:style-name="T101"/></text:p>
      <text:p text:style-name="P14"><text:span text:style-name="T101">SAINT-HÊME</text:span></text:p>
      <text:p text:style-name="P14"><text:span text:style-name="T101">SAINT-LÈON</text:span></text:p>
      <text:p text:style-name="P14"><text:span text:style-name="T101">ROLAND</text:span></text:p>
      <text:p text:style-name="P14"><text:span text:style-name="T101">FEVRIL<text:s/></text:span><text:span text:style-name="T102"/></text:p>
      <text:p text:style-name="P14"><text:span text:style-name="T103">RUSTAN</text:span><text:span text:style-name="T104"><text:s/></text:span><text:span text:style-name="T105"/></text:p>
      <text:p text:style-name="P14"><text:span text:style-name="T105">MME ROLAND</text:span></text:p>
      <text:p text:style-name="P14"><text:span text:style-name="T105">ROSE</text:span></text:p>
      <text:p text:style-name="P14"><text:span text:style-name="T105">LAFLEUR</text:span></text:p>
      <text:p text:style-name="P14"><text:span text:style-name="T105"/></text:p>
      <text:p text:style-name="P14"><text:span text:style-name="T106">SCENE 14</text:span><text:span text:style-name="T107"/></text:p>
      <text:p text:style-name="P14"><text:span text:style-name="T107">RUSTAN</text:span></text:p>
      <text:p text:style-name="P14"><text:span text:style-name="T107">FEVRIL</text:span></text:p>
      <text:p text:style-name="P14"><text:span text:style-name="T107"/></text:p>
      <text:p text:style-name="P14"><text:span text:style-name="T108">/SCENE/</text:span><text:span text:style-name="T109"/></text:p>
      <text:p text:style-name="P14"><text:span text:style-name="T109">RUSTAN</text:span></text:p>
      <text:p text:style-name="P14"><text:span text:style-name="T110"/></text:p>
      <text:p text:style-name="P14"><text:span text:style-name="T110">ACTE 4</text:span><text:span text:style-name="T111"/></text:p>
      <text:p text:style-name="P14"><text:span text:style-name="T111"/></text:p>
      <text:p text:style-name="P14"><text:span text:style-name="T112">SCENE 1</text:span><text:span text:style-name="T113"/></text:p>
      <text:p text:style-name="P14"><text:span text:style-name="T113">RUSTAN</text:span></text:p>
      <text:p text:style-name="P14"><text:span text:style-name="T113">SAINT-LÈON</text:span></text:p>
      <text:p text:style-name="P14"><text:span text:style-name="T113"/></text:p>
      <text:p text:style-name="P14"><text:span text:style-name="T114">SCENE 2</text:span><text:span text:style-name="T115"/></text:p>
      <text:p text:style-name="P14"><text:span text:style-name="T115">SAINT-HÊME</text:span></text:p>
      <text:p text:style-name="P14"><text:span text:style-name="T115">SAINT-LÈON</text:span><text:span text:style-name="T116"><text:s/>-<text:s/></text:span><text:span text:style-name="T117">МОЛЧИТ</text:span><text:span text:style-name="T118"/></text:p>
      <text:p text:style-name="P14"><text:span text:style-name="T118">ROLAND</text:span></text:p>
      <text:p text:style-name="P14"><text:span text:style-name="T118">RUSTAN</text:span><text:span text:style-name="T119"><text:s/>-<text:s/></text:span><text:span text:style-name="T120">МОЛЧИТ</text:span><text:span text:style-name="T121"/></text:p>
      <text:p text:style-name="P14"><text:span text:style-name="T122"/></text:p>
      <text:p text:style-name="P14"><text:span text:style-name="T122">/SCENE/</text:span></text:p>
      <text:p text:style-name="P14"><text:span text:style-name="T123">SAINT-HÊME</text:span></text:p>
      <text:p text:style-name="P14"><text:span text:style-name="T123">ROLAND</text:span></text:p>
      <text:p text:style-name="P14"><text:span text:style-name="T123"/></text:p>
      <text:p text:style-name="P14"><text:span text:style-name="T124">SCENE 3</text:span><text:span text:style-name="T125"/></text:p>
      <text:p text:style-name="P14"><text:span text:style-name="T125">SAINT-HÊME</text:span></text:p>
      <text:p text:style-name="P14"><text:span text:style-name="T125"/></text:p>
      <text:p text:style-name="P14"><text:span text:style-name="T126">SCENE 4</text:span><text:span text:style-name="T127"/></text:p>
      <text:p text:style-name="P14"><text:span text:style-name="T127">SAINT-HÊME</text:span></text:p>
      <text:p text:style-name="P14"><text:span text:style-name="T127">FEVRIL</text:span></text:p>
      <text:p text:style-name="P14"><text:span text:style-name="T127"/></text:p>
      <text:p text:style-name="P14"><text:span text:style-name="T128">SCENE 5</text:span><text:span text:style-name="T129"/></text:p>
      <text:p text:style-name="P14"><text:span text:style-name="T129">SAINT-HÊME</text:span></text:p>
      <text:p text:style-name="P14"><text:span text:style-name="T129">ROLAND</text:span></text:p>
      <text:p text:style-name="P14"><text:span text:style-name="T129"/></text:p>
      <text:p text:style-name="P14"><text:span text:style-name="T130">SCENE 6</text:span><text:span text:style-name="T131"/></text:p>
      <text:p text:style-name="P14"><text:span text:style-name="T131">SAINT-HÊME</text:span></text:p>
      <text:p text:style-name="P14"><text:span text:style-name="T131">ROLAND</text:span></text:p>
      <text:p text:style-name="P14"><text:span text:style-name="T131">RUSTAN</text:span></text:p>
      <text:p text:style-name="P14"><text:span text:style-name="T131"/></text:p>
      <text:p text:style-name="P14"><text:span text:style-name="T132">SCENE 7</text:span><text:span text:style-name="T133"/></text:p>
      <text:p text:style-name="P14"><text:span text:style-name="T133">SAINT-HÊME</text:span></text:p>
      <text:p text:style-name="P14"><text:span text:style-name="T133">ROLAND</text:span></text:p>
      <text:p text:style-name="P14"><text:span text:style-name="T133">RUSTAN</text:span></text:p>
      <text:p text:style-name="P14"><text:span text:style-name="T133">SAINT-LÉON</text:span></text:p>
      <text:p text:style-name="P14"><text:span text:style-name="T133"/></text:p>
      <text:p text:style-name="P14"><text:span text:style-name="T134">/SCENE/</text:span><text:span text:style-name="T135"/></text:p>
      <text:p text:style-name="P14"><text:span text:style-name="T135">SAINT-HÊME</text:span></text:p>
      <text:p text:style-name="P14"><text:span text:style-name="T135">RUSTAN</text:span></text:p>
      <text:p text:style-name="P14"><text:span text:style-name="T135">SAINT-LÉON</text:span></text:p>
      <text:p text:style-name="P14"><text:span text:style-name="T135"/></text:p>
      <text:p text:style-name="P14"><text:span text:style-name="T136">SCENE 8</text:span><text:span text:style-name="T137"/></text:p>
      <text:p text:style-name="P14"><text:span text:style-name="T137">SAINT-HÊME</text:span></text:p>
      <text:p text:style-name="P14"><text:span text:style-name="T137"/></text:p>
      <text:p text:style-name="P14"><text:span text:style-name="T138">SCENE 9</text:span><text:span text:style-name="T139"/></text:p>
      <text:p text:style-name="P14"><text:span text:style-name="T139">SAINT-HÊME</text:span></text:p>
      <text:p text:style-name="P14"><text:span text:style-name="T139">SAINT-LÉON</text:span></text:p>
      <text:p text:style-name="P14"><text:span text:style-name="T140"/></text:p>
      <text:p text:style-name="P14"><text:span text:style-name="T141">ACTE 5</text:span><text:span text:style-name="T142"/></text:p>
      <text:p text:style-name="P14"><text:span text:style-name="T142"/></text:p>
      <text:p text:style-name="P14"><text:span text:style-name="T143">SCENE 1</text:span><text:span text:style-name="T144"/></text:p>
      <text:p text:style-name="P14"><text:span text:style-name="T144">SAINT-LÉON</text:span></text:p>
      <text:p text:style-name="P14"><text:span text:style-name="T144"/></text:p>
      <text:p text:style-name="P14"><text:span text:style-name="T145">SCENE 2<text:s/></text:span><text:span text:style-name="T146"/></text:p>
      <text:p text:style-name="P14"><text:span text:style-name="T146">SAINT-LÉON</text:span></text:p>
      <text:p text:style-name="P14"><text:span text:style-name="T146">ROSE</text:span></text:p>
      <text:p text:style-name="P14"><text:span text:style-name="T146">ROLAND</text:span></text:p>
      <text:p text:style-name="P14"><text:span text:style-name="T146">SAINT-HÊME</text:span></text:p>
      <text:p text:style-name="P14"><text:span text:style-name="T146"/></text:p>
      <text:p text:style-name="P14"><text:span text:style-name="T147">SCENE 3</text:span><text:span text:style-name="T148"/></text:p>
      <text:p text:style-name="P14"><text:span text:style-name="T148">SAINT-LÉON</text:span><text:span text:style-name="T149"><text:s/>-<text:s/></text:span><text:span text:style-name="T150">МОЛЧИТ</text:span><text:span text:style-name="T151"/></text:p>
      <text:p text:style-name="P14"><text:span text:style-name="T151">ROSE -<text:s/></text:span><text:span text:style-name="T152">МОЛЧИТ</text:span><text:span text:style-name="T153"/></text:p>
      <text:p text:style-name="P14"><text:span text:style-name="T153">ROLAND</text:span></text:p>
      <text:p text:style-name="P14"><text:span text:style-name="T153">SAINT-HÊME</text:span></text:p>
      <text:p text:style-name="P14"><text:span text:style-name="T153">FEVRIL</text:span></text:p>
      <text:p text:style-name="P14"><text:span text:style-name="T153">RUSTAN</text:span></text:p>
      <text:p text:style-name="P14"><text:span text:style-name="T153"/></text:p>
      <text:p text:style-name="P14"><text:span text:style-name="T154">SCENE 4</text:span><text:span text:style-name="T155"/></text:p>
      <text:p text:style-name="P14"><text:span text:style-name="T155">RUSTAN</text:span></text:p>
      <text:p text:style-name="P14"><text:span text:style-name="T155">ROLAND</text:span></text:p>
      <text:p text:style-name="P14"><text:span text:style-name="T155">MME ROLAND</text:span></text:p>
      <text:p text:style-name="P14"><text:span text:style-name="T155"/></text:p>
      <text:p text:style-name="P14"><text:span text:style-name="T156">SCENE 5</text:span><text:span text:style-name="T157"/></text:p>
      <text:p text:style-name="P14"><text:span text:style-name="T157">RUSTAN</text:span></text:p>
      <text:p text:style-name="P14"><text:span text:style-name="T157">ROLAND</text:span></text:p>
      <text:p text:style-name="P14"><text:span text:style-name="T157">MME ROLAND</text:span></text:p>
      <text:p text:style-name="P14"><text:span text:style-name="T157">SALOMON</text:span></text:p>
      <text:p text:style-name="P14"><text:span text:style-name="T157"/></text:p>
      <text:p text:style-name="P14"><text:span text:style-name="T158">SCENE 6</text:span><text:span text:style-name="T159"/></text:p>
      <text:p text:style-name="P14"><text:span text:style-name="T159">ROLAND</text:span></text:p>
      <text:p text:style-name="P14"><text:span text:style-name="T159">MME ROLAND</text:span></text:p>
      <text:p text:style-name="P14"><text:span text:style-name="T159"/></text:p>
      <text:p text:style-name="P14"><text:span text:style-name="T160">SCENE 7</text:span><text:span text:style-name="T161"/></text:p>
      <text:p text:style-name="P14"><text:span text:style-name="T161">ROLAND</text:span></text:p>
      <text:p text:style-name="P14"><text:span text:style-name="T161">MME ROLAND -<text:s/></text:span><text:span text:style-name="T162">МОЛЧИТ</text:span><text:span text:style-name="T163"/></text:p>
      <text:p text:style-name="P14"><text:span text:style-name="T163">SAINT-HÊME</text:span></text:p>
      <text:p text:style-name="P14"><text:span text:style-name="T163"/></text:p>
      <text:p text:style-name="P14"><text:span text:style-name="T164">SCENE 8</text:span><text:span text:style-name="T165"/></text:p>
      <text:p text:style-name="P14"><text:span text:style-name="T165">SAINT-LÉON -<text:s/></text:span><text:span text:style-name="T166">МОЛЧИТ</text:span><text:span text:style-name="T167"/></text:p>
      <text:p text:style-name="P14"><text:span text:style-name="T167">ROSE -<text:s/></text:span><text:span text:style-name="T168">МОЛЧИТ</text:span><text:span text:style-name="T169"/></text:p>
      <text:p text:style-name="P14"><text:span text:style-name="T169">MME ROLAND -<text:s/></text:span><text:span text:style-name="T170">МОЛЧИТ</text:span><text:span text:style-name="T171"/></text:p>
      <text:p text:style-name="P14"><text:span text:style-name="T171">ROLAND</text:span></text:p>
      <text:p text:style-name="P14"><text:span text:style-name="T171">SAINT-HÊME</text:span></text:p>
      <text:p text:style-name="P14"><text:span text:style-name="T171">FEVRIL</text:span></text:p>
      <text:p text:style-name="P14"><text:span text:style-name="T171">FINETTE -<text:s/></text:span><text:span text:style-name="T172">МОЛЧИТ</text:span><text:span text:style-name="T173"/></text:p>
      <text:p text:style-name="P14"><text:span text:style-name="T173"/></text:p>
      <text:p text:style-name="P14"><text:span text:style-name="T174">SCENE 9</text:span><text:span text:style-name="T175"/></text:p>
      <text:p text:style-name="P14"><text:span text:style-name="T175">SAINT-LÉON<text:s text:c="2"/>-<text:s/></text:span><text:span text:style-name="T176">МОЛЧИТ</text:span><text:span text:style-name="T177"/></text:p>
      <text:p text:style-name="P14"><text:span text:style-name="T177">ROSE -<text:s/></text:span><text:span text:style-name="T178">МОЛЧИТ</text:span><text:span text:style-name="T179"/></text:p>
      <text:p text:style-name="P14"><text:span text:style-name="T179">MME ROLAND -<text:s/></text:span><text:span text:style-name="T180">МОЛЧИТ</text:span><text:span text:style-name="T181"/></text:p>
      <text:p text:style-name="P14"><text:span text:style-name="T181">ROLAND</text:span></text:p>
      <text:p text:style-name="P14"><text:span text:style-name="T181">SAINT-HÊME</text:span></text:p>
      <text:p text:style-name="P14"><text:span text:style-name="T181">FEVRIL</text:span></text:p>
      <text:p text:style-name="P14"><text:span text:style-name="T181">FINETTE -<text:s/></text:span><text:span text:style-name="T182">МОЛЧИТ</text:span><text:span text:style-name="T183"/></text:p>
      <text:p text:style-name="P14"><text:span text:style-name="T183">RUSTAN</text:span></text:p>
      <text:p text:style-name="P14"><text:span text:style-name="T183">SALOMON</text:span></text:p>
      <text:p text:style-name="P14"><text:span text:style-name="T183"/></text:p>
      <text:p text:style-name="P14"><text:span text:style-name="T184">/SCENE/</text:span><text:span text:style-name="T185"/></text:p>
      <text:p text:style-name="P14"><text:span text:style-name="T185">SAINT-LÉON</text:span></text:p>
      <text:p text:style-name="P14"><text:span text:style-name="T185">ROSE </text:span></text:p>
      <text:p text:style-name="P14"><text:span text:style-name="T185">MME ROLAND </text:span></text:p>
      <text:p text:style-name="P14"><text:span text:style-name="T185">ROLAND</text:span></text:p>
      <text:p text:style-name="P14"><text:span text:style-name="T185">SAINT-HÊME</text:span></text:p>
      <text:p text:style-name="P14"><text:span text:style-name="T185">FEVRIL</text:span></text:p>
      <text:p text:style-name="P14"><text:span text:style-name="T185">FINETTE </text:span></text:p>
      <text:p text:style-name="P14"><text:span text:style-name="T185">RUSTAN</text:span></text:p>
      <text:p text:style-name="P14"><text:span text:style-name="T185"/></text:p>
      <text:p text:style-name="P14"><text:span text:style-name="T186">/SCENE/</text:span><text:span text:style-name="T187"/></text:p>
      <text:p text:style-name="P14"><text:span text:style-name="T187">SAINT- LÉON</text:span></text:p>
      <text:p text:style-name="P14"><text:span text:style-name="T187">ROSE </text:span></text:p>
      <text:p text:style-name="P14"><text:span text:style-name="T187">MME ROLAND </text:span></text:p>
      <text:p text:style-name="P14"><text:span text:style-name="T187">ROLAND</text:span></text:p>
      <text:p text:style-name="P14"><text:span text:style-name="T187">SAINT-HÊME</text:span></text:p>
      <text:p text:style-name="P14"><text:span text:style-name="T187">FINETTE </text:span></text:p>
      <text:p text:style-name="P14"><text:span text:style-name="T187">RUSTAN</text:span></text:p>
      <text:p text:style-name="P14"><text:span text:style-name="T187"/></text:p>
      <text:p text:style-name="P14"><text:span text:style-name="T188">/SCENE/</text:span><text:span text:style-name="T189"/></text:p>
      <text:p text:style-name="P14"><text:span text:style-name="T189">SAINT-LÉON</text:span></text:p>
      <text:p text:style-name="P14"><text:span text:style-name="T189">ROSE </text:span></text:p>
      <text:p text:style-name="P14"><text:span text:style-name="T189">MME ROLAND </text:span></text:p>
      <text:p text:style-name="P14"><text:span text:style-name="T189">ROLAND</text:span></text:p>
      <text:p text:style-name="P14"><text:span text:style-name="T189">SAINT-HÊME</text:span></text:p>
      <text:p text:style-name="P14"><text:span text:style-name="T189">FINETTE </text:span></text:p>
      <text:p text:style-name="P14"><text:span text:style-name="T189"/></text:p>
      <text:p text:style-name="P14"><text:span text:style-name="T190">SCENE 11</text:span></text:p>
      <text:p text:style-name="P14"><text:span text:style-name="T191">SAINT-HÊME</text:span></text:p>
      <text:p text:style-name="P14"><text:span text:style-name="T191">ROLAND -<text:s/></text:span><text:span text:style-name="T192">МОЛЧИТ</text:span><text:span text:style-name="T193"/></text:p>
      <text:p text:style-name="P14"><text:span text:style-name="T193">MME ROLAND</text:span></text:p>
      <text:p text:style-name="P14"><text:span text:style-name="T193">SAINT-LÉON</text:span><text:span text:style-name="T194"><text:s/>-<text:s/></text:span><text:span text:style-name="T195">МОЛЧИТ</text:span><text:span text:style-name="T196"/></text:p>
      <text:p text:style-name="P14"><text:span text:style-name="T196">ROSE</text:span><text:span text:style-name="T197"/></text:p>
      <text:p text:style-name="P14"><text:span text:style-name="T198"/></text:p>
      <text:p text:style-name="P14"><text:span text:style-name="T199">SCENE 12</text:span><text:span text:style-name="T200"/></text:p>
      <text:p text:style-name="P14"><text:span text:style-name="T200">SAINT-HÊME</text:span></text:p>
      <text:p text:style-name="P14"><text:span text:style-name="T200">MME ROLAND </text:span></text:p>
      <text:p text:style-name="P14"><text:span text:style-name="T200">ROLAND</text:span></text:p>
      <text:p text:style-name="P14"><text:span text:style-name="T200">SAINT-LÉON</text:span></text:p>
      <text:p text:style-name="P14"><text:span text:style-name="T200">ROSE</text:span></text:p>
      <text:p text:style-name="P14"><text:span text:style-name="T200">FINETTE </text:span></text:p>
      <text:p text:style-name="P14"><text:span text:style-name="T200">RUSTAN</text:span></text:p>
      <text:p text:style-name="P14"><text:span text:style-name="T200"/></text:p>
      <text:p text:style-name="P14"><text:span text:style-name="T200"/></text:p>
      <text:p text:style-name="P15"><text:span text:style-name="T20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